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fo:font-weight="bold" officeooo:rsid="001908be" officeooo:paragraph-rsid="001908be" style:font-weight-asian="bold" style:font-weight-complex="bold"/>
    </style:style>
    <style:style style:name="P2" style:family="paragraph" style:parent-style-name="Standard">
      <style:text-properties fo:language="en" fo:country="GB" fo:font-style="normal" fo:font-weight="normal" officeooo:rsid="001908be" officeooo:paragraph-rsid="001908be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en" fo:country="GB" fo:font-style="normal" fo:font-weight="normal" officeooo:rsid="001b65f0" officeooo:paragraph-rsid="001b65f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en" fo:country="GB" fo:font-style="normal" fo:font-weight="normal" officeooo:rsid="001c4cea" officeooo:paragraph-rsid="001c4ce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nl" fo:country="NL" fo:font-style="italic" fo:font-weight="normal" officeooo:rsid="001c4cea" officeooo:paragraph-rsid="001c4cea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08be" style:font-weight-asian="normal" style:font-weight-complex="normal"/>
    </style:style>
    <style:style style:name="T3" style:family="text">
      <style:text-properties officeooo:rsid="001c4cea"/>
    </style:style>
    <style:style style:name="T4" style:family="text">
      <style:text-properties officeooo:rsid="001908be"/>
    </style:style>
    <style:style style:name="T5" style:family="text">
      <style:text-properties officeooo:rsid="001d6b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nke de Par Blog</text:p>
      <text:p text:style-name="P5">Technisch Ontwerp</text:p>
      <text:p text:style-name="P2">Tjitze de Boer</text:p>
      <text:p text:style-name="P2"/>
      <text:p text:style-name="P3">HTML<text:span text:style-name="T3">5</text:span> ,CSS, J<text:span text:style-name="T3">ava</text:span>S<text:span text:style-name="T3">cript</text:span></text:p>
      <text:p text:style-name="P4">Jquery, Bootstrap<text:span text:style-name="T5">5</text:span></text:p>
      <text:p text:style-name="P4">PHP7/MySQL/PDO</text:p>
      <text:p text:style-name="P4"/>
      <text:p text:style-name="P4">Test browser: Chrome</text:p>
      <text:p text:style-name="P4">Editor: VS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30T13:29:05.653000000</meta:creation-date>
    <dc:date>2021-12-15T13:29:23.146000000</dc:date>
    <meta:editing-duration>P10DT1H25M39S</meta:editing-duration>
    <meta:editing-cycles>6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8" meta:word-count="20" meta:character-count="133" meta:non-whitespace-character-count="121"/>
  </office:meta>
</office:document-meta>
</file>